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7e6" officeooo:paragraph-rsid="001287e6"/>
    </style:style>
    <style:style style:name="P2" style:family="paragraph" style:parent-style-name="Standard">
      <style:paragraph-properties>
        <style:tab-stops/>
      </style:paragraph-properties>
      <style:text-properties officeooo:rsid="001287e6" officeooo:paragraph-rsid="0015bbb7"/>
    </style:style>
    <style:style style:name="P3" style:family="paragraph" style:parent-style-name="Standard">
      <style:text-properties officeooo:rsid="001287e6" officeooo:paragraph-rsid="0015bbb7"/>
    </style:style>
    <style:style style:name="P4" style:family="paragraph" style:parent-style-name="Standard">
      <style:text-properties officeooo:rsid="001287e6" officeooo:paragraph-rsid="00174410"/>
    </style:style>
    <style:style style:name="P5" style:family="paragraph" style:parent-style-name="Standard">
      <style:text-properties officeooo:rsid="0014158e" officeooo:paragraph-rsid="0014158e"/>
    </style:style>
    <style:style style:name="P6" style:family="paragraph" style:parent-style-name="Standard">
      <style:paragraph-properties>
        <style:tab-stops/>
      </style:paragraph-properties>
      <style:text-properties officeooo:rsid="0014158e" officeooo:paragraph-rsid="0014158e"/>
    </style:style>
    <style:style style:name="P7" style:family="paragraph" style:parent-style-name="Standard">
      <style:text-properties fo:font-size="14pt" fo:font-weight="bold" officeooo:rsid="0014158e" officeooo:paragraph-rsid="0014158e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8607e" officeooo:paragraph-rsid="0018607e"/>
    </style:style>
    <style:style style:name="P9" style:family="paragraph" style:parent-style-name="Standard">
      <style:paragraph-properties>
        <style:tab-stops/>
      </style:paragraph-properties>
      <style:text-properties officeooo:rsid="0014158e" officeooo:paragraph-rsid="0014158e"/>
    </style:style>
    <style:style style:name="P10" style:family="paragraph" style:parent-style-name="Standard">
      <style:text-properties officeooo:rsid="0014158e" officeooo:paragraph-rsid="0014158e"/>
    </style:style>
    <style:style style:name="P11" style:family="paragraph" style:parent-style-name="Standard">
      <style:text-properties officeooo:rsid="001287e6" officeooo:paragraph-rsid="0018607e"/>
    </style:style>
    <style:style style:name="P12" style:family="paragraph" style:parent-style-name="Standard">
      <style:paragraph-properties>
        <style:tab-stops/>
      </style:paragraph-properties>
      <style:text-properties officeooo:rsid="001287e6" officeooo:paragraph-rsid="00190ada"/>
    </style:style>
    <style:style style:name="P13" style:family="paragraph" style:parent-style-name="Standard">
      <style:text-properties officeooo:rsid="001a856d" officeooo:paragraph-rsid="001a856d"/>
    </style:style>
    <style:style style:name="T1" style:family="text">
      <style:text-properties officeooo:rsid="0014158e"/>
    </style:style>
    <style:style style:name="T2" style:family="text">
      <style:text-properties officeooo:rsid="00174410"/>
    </style:style>
    <style:style style:name="T3" style:family="text">
      <style:text-properties officeooo:rsid="00183926"/>
    </style:style>
    <style:style style:name="T4" style:family="text">
      <style:text-properties fo:color="#c9211e"/>
    </style:style>
    <style:style style:name="T5" style:family="text">
      <style:text-properties fo:color="#c9211e" officeooo:rsid="00174410"/>
    </style:style>
    <style:style style:name="T6" style:family="text">
      <style:text-properties officeooo:rsid="0018607e"/>
    </style:style>
    <style:style style:name="T7" style:family="text">
      <style:text-properties fo:color="#000000"/>
    </style:style>
    <style:style style:name="T8" style:family="text">
      <style:text-properties fo:color="#000000" officeooo:rsid="001744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finir pour lundi 16</text:p>
      <text:p text:style-name="P5"/>
      <text:p text:style-name="P5">Dylan :</text:p>
      <text:p text:style-name="P11">- <text:tab/><text:span text:style-name="T6">1: </text:span>Ecran Payment</text:p>
      <text:p text:style-name="P6">-<text:tab/><text:span text:style-name="T6">2: finir implementation accée webservices</text:span></text:p>
      <text:p text:style-name="P6">-<text:tab/><text:span text:style-name="T6">3: Ecran d’Accueil</text:span></text:p>
      <text:p text:style-name="P6"/>
      <text:p text:style-name="P6">Thomas :</text:p>
      <text:p text:style-name="P6">-<text:tab/><text:span text:style-name="T4">Deployement</text:span></text:p>
      <text:p text:style-name="P6"/>
      <text:p text:style-name="P6">Ayoub :</text:p>
      <text:p text:style-name="P6">-<text:tab/><text:span text:style-name="T4">Panier</text:span></text:p>
      <text:p text:style-name="P12"><text:span text:style-name="T4">-<text:tab/></text:span><text:span text:style-name="T7">Admin Article </text:span><text:span text:style-name="T8">+ mockup Adobe XD</text:span></text:p>
      <text:p text:style-name="P6"/>
      <text:p text:style-name="P3">Mohammed :</text:p>
      <text:p text:style-name="P2">-<text:tab/>Admin champ parametrable <text:span text:style-name="T2">+ mockup Adobe XD</text:span></text:p>
      <text:p text:style-name="P7"/>
      <text:p text:style-name="P7">Job en cours :</text:p>
      <text:p text:style-name="P1"/>
      <text:p text:style-name="P1">Terminé :</text:p>
      <text:p text:style-name="P1">-<text:tab/>Setting</text:p>
      <text:p text:style-name="P1"/>
      <text:p text:style-name="P1">Dylan : </text:p>
      <text:p text:style-name="P1"/>
      <text:p text:style-name="P1"/>
      <text:p text:style-name="P1">Ayoub</text:p>
      <text:p text:style-name="P4">-<text:tab/>Admin Article <text:span text:style-name="T2">+ mockup Adobe XD</text:span></text:p>
      <text:p text:style-name="P8"/>
      <text:p text:style-name="P5">A Faire :</text:p>
      <text:p text:style-name="P5">-<text:tab/>Payment NFC</text:p>
      <text:p text:style-name="P5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16:57:57.756785539</meta:creation-date>
    <dc:date>2019-11-18T14:44:59.972038138</dc:date>
    <meta:editing-duration>PT3H31M38S</meta:editing-duration>
    <meta:editing-cycles>6</meta:editing-cycles>
    <meta:generator>LibreOffice/6.3.2.2$Linux_X86_64 LibreOffice_project/30$Build-2</meta:generator>
    <meta:document-statistic meta:table-count="0" meta:image-count="0" meta:object-count="0" meta:page-count="1" meta:paragraph-count="20" meta:word-count="70" meta:character-count="333" meta:non-whitespace-character-count="281"/>
  </office:meta>
</office:document-meta>
</file>